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2a6099" loext:fill-use-slide-background="false" draw:textarea-horizontal-align="justify" draw:textarea-vertical-align="middle" draw:auto-grow-height="false" fo:min-height="12.1cm" fo:min-width="21.25cm" loext:decorative="false"/>
    </style:style>
    <style:style style:name="gr2" style:family="graphic" style:parent-style-name="standard">
      <style:graphic-properties draw:fill="solid" draw:fill-color="#dee6ef" loext:fill-use-slide-background="false" draw:textarea-horizontal-align="left" draw:textarea-vertical-align="middle" draw:auto-grow-height="false" fo:min-height="4.95cm" fo:min-width="7.8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dbb6" loext:fill-use-slide-background="false" draw:textarea-horizontal-align="center" draw:textarea-vertical-align="middle" draw:auto-grow-height="false" fo:min-height="1.95cm" fo:min-width="2.55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="solid" draw:fill-color="#e8f2a1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draw:fill-color="#2a6099" loext:fill-use-slide-background="false" draw:textarea-horizontal-align="center" draw:textarea-vertical-align="middle" draw:auto-grow-height="false" fo:min-height="1.15cm" fo:min-width="5cm" style:writing-mode="lr-tb" loext:decorative="false"/>
      <style:paragraph-properties style:writing-mode="lr-tb"/>
    </style:style>
    <style:style style:name="gr6" style:family="graphic" style:parent-style-name="standard">
      <style:graphic-properties draw:fill="none" draw:fill-color="#2a6099" loext:fill-use-slide-background="false" draw:textarea-horizontal-align="center" draw:textarea-vertical-align="middle" draw:auto-grow-height="false" fo:min-height="1.95cm" fo:min-width="2.55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draw:fill-color="#2a6099" loext:fill-use-slide-background="false" draw:textarea-horizontal-align="center" draw:textarea-vertical-align="middle" draw:auto-grow-height="false" fo:min-height="1.6cm" fo:min-width="2.5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e8f2a1" loext:fill-use-slide-background="false" draw:textarea-horizontal-align="center" draw:textarea-vertical-align="middle" draw:auto-grow-height="false" fo:min-height="0.7cm" fo:min-width="5.8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fill-color="#2a6099" draw:textarea-vertical-align="middle" loext:decorative="false"/>
    </style:style>
    <style:style style:name="gr10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fill-color="#2a6099" draw:textarea-vertical-align="middle" loext:decorative="false"/>
    </style:style>
    <style:style style:name="gr11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fill-color="#2a6099" draw:textarea-vertical-align="middle" loext:decorative="false"/>
    </style:style>
    <style:style style:name="gr12" style:family="graphic" style:parent-style-name="objectwithoutfill">
      <style:graphic-properties draw:marker-start="Puntas_20_de_20_flecha_20_9" draw:marker-start-width="0.3cm" draw:marker-end="Puntas_20_de_20_flecha_20_10" draw:marker-end-width="0.3cm" draw:fill="none" draw:fill-color="#2a6099" draw:textarea-vertical-align="middle" loext:decorative="false"/>
    </style:style>
    <style:style style:name="gr13" style:family="graphic" style:parent-style-name="objectwithoutfill">
      <style:graphic-properties draw:marker-start="Puntas_20_de_20_flecha_20_11" draw:marker-start-width="0.3cm" draw:marker-end="Puntas_20_de_20_flecha_20_12" draw:marker-end-width="0.3cm" draw:fill="none" draw:fill-color="#2a6099" draw:textarea-vertical-align="middle" loext:decorative="false"/>
    </style:style>
    <style:style style:name="gr14" style:family="graphic" style:parent-style-name="standard" style:list-style-name="L1">
      <style:graphic-properties draw:fill="none" draw:fill-color="#2a6099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start="Puntas_20_de_20_flecha_20_13" draw:marker-start-width="0.3cm" draw:marker-end="Puntas_20_de_20_flecha_20_14" draw:marker-end-width="0.3cm" draw:fill="none" draw:fill-color="#2a6099" draw:textarea-vertical-align="middle" loext:decorative="false"/>
    </style:style>
    <style:style style:name="gr16" style:family="graphic" style:parent-style-name="standard">
      <style:graphic-properties draw:fill="none" draw:fill-color="#2a6099" loext:fill-use-slide-background="false" draw:textarea-horizontal-align="center" draw:textarea-vertical-align="middle" draw:auto-grow-height="false" fo:min-height="1.2cm" fo:min-width="2.5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start="Puntas_20_de_20_flecha_20_15" draw:marker-start-width="0.3cm" draw:marker-end="Puntas_20_de_20_flecha_20_16" draw:marker-end-width="0.3cm" draw:fill="none" draw:fill-color="#2a6099" draw:textarea-vertical-align="middle" loext:decorative="false"/>
    </style:style>
    <style:style style:name="gr18" style:family="graphic" style:parent-style-name="standard" style:list-style-name="L1">
      <style:graphic-properties draw:fill="none" draw:fill-color="#2a6099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start="Puntas_20_de_20_flecha_20_17" draw:marker-start-width="0.3cm" draw:marker-end="Puntas_20_de_20_flecha_20_18" draw:marker-end-width="0.3cm" draw:fill="none" draw:fill-color="#2a6099" draw:textarea-vertical-align="middle" loext:decorative="false"/>
    </style:style>
    <style:style style:name="gr20" style:family="graphic" style:parent-style-name="objectwithoutfill">
      <style:graphic-properties draw:marker-end="Puntas_20_de_20_flecha_20_19" draw:marker-end-width="0.3cm" draw:fill="none" draw:fill-color="#2a6099" draw:textarea-vertical-align="middle" loext:decorative="false"/>
    </style:style>
    <style:style style:name="gr21" style:family="graphic" style:parent-style-name="objectwithoutfill">
      <style:graphic-properties draw:marker-end="Puntas_20_de_20_flecha_20_20" draw:marker-end-width="0.3cm" draw:fill="none" draw:fill-color="#2a6099" draw:textarea-vertical-align="middle" loext:decorative="false"/>
    </style:style>
    <style:style style:name="gr22" style:family="graphic" style:parent-style-name="standard">
      <style:graphic-properties draw:fill="none" draw:fill-color="#2a6099" loext:fill-use-slide-background="false" draw:textarea-horizontal-align="center" draw:textarea-vertical-align="middle" draw:auto-grow-height="false" fo:min-height="1.15cm" fo:min-width="2.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Puntas_20_de_20_flecha_20_21" draw:marker-end-width="0.3cm" draw:fill="none" draw:fill-color="#2a6099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Puntas_20_de_20_flecha_20_22" draw:marker-end-width="0.3cm" draw:fill="none" draw:fill-color="#2a6099" draw:textarea-vertical-align="middle" loext:decorative="false"/>
    </style:style>
    <style:style style:name="gr25" style:family="graphic" style:parent-style-name="objectwithoutfill">
      <style:graphic-properties draw:marker-end="Puntas_20_de_20_flecha_20_23" draw:marker-end-width="0.3cm" draw:fill="none" draw:fill-color="#2a6099" draw:textarea-vertical-align="middle" loext:decorative="false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style:paragraph-properties fo:text-align="start"/>
      <style:text-properties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4" style:family="paragraph">
      <loext:graphic-properties draw:fill="solid" draw:fill-color="#dee6ef"/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ffdbb6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13pt" style:font-size-asian="13pt" style:font-size-complex="13pt"/>
    </style:style>
    <style:style style:name="P8" style:family="paragraph">
      <loext:graphic-properties draw:fill="solid" draw:fill-color="#e8f2a1"/>
      <style:paragraph-properties fo:margin-left="0cm" fo:margin-right="0cm" fo:margin-top="0.42cm" fo:margin-bottom="0.35cm" fo:line-height="100%" fo:text-align="center" fo:text-indent="0cm"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2a6099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e8f2a1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2a6099"/>
      <style:paragraph-properties fo:margin-left="0cm" fo:margin-right="0cm" fo:margin-top="0.42cm" fo:margin-bottom="0.35cm" fo:line-height="100%" fo:text-align="center" fo:text-indent="0cm" style:writing-mode="lr-tb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2a6099"/>
      <style:paragraph-properties fo:text-align="center"/>
      <style:text-properties fo:font-size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1.75cm" svg:height="12.35cm" svg:x="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8.35cm" svg:height="5.2cm" svg:x="1.9cm" svg:y="3cm">
          <text:p text:style-name="P2"><text:span text:style-name="T1">feature1.specs.ts</text:span></text:p>
          <text:p text:style-name="P2"><text:span text:style-name="T1">---</text:span></text:p>
          <text:p text:style-name="P2"><text:span text:style-name="T1">test.beforeEach(async ({...}) =&gt; {</text:span></text:p>
          <text:p text:style-name="P2"><text:span text:style-name="T1"><text:s text:c="4"/></text:span><text:span text:style-name="T1">code</text:span></text:p>
          <text:p text:style-name="P2"><text:span text:style-name="T1">})</text:span></text:p>
          <text:p text:style-name="P2"><text:span text:style-name="T1"/></text:p>
          <text:p text:style-name="P2"><text:span text:style-name="T2">test(‘test 1’, async ({</text:span><text:span text:style-name="T1">…}) =&gt; { code })</text:span></text:p>
          <text:p text:style-name="P2"><text:span text:style-name="T1"/></text:p>
          <text:p text:style-name="P3"><text:span text:style-name="T1">test(‘test 2’, async ({...}) =&gt; { code }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3.05cm" svg:height="2.2cm" svg:x="11.4cm" svg:y="4.5cm">
          <text:p text:style-name="P5"><text:span text:style-name="T1">Page object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6" draw:id="id6" draw:layer="layout" svg:width="6.25cm" svg:height="0.95cm" svg:x="15.85cm" svg:y="9.95cm">
          <text:p text:style-name="P7"><text:span text:style-name="T1">@playwright/test { request 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0" draw:id="id10" draw:layer="layout" svg:width="5.5cm" svg:height="1.4cm" svg:x="8.15cm" svg:y="11.6cm">
          <text:p text:style-name="P5"><text:span text:style-name="T1">playwright.config.t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3.05cm" svg:height="2.2cm" svg:x="25.15cm" svg:y="2.5cm">
          <text:p text:style-name="P5"><text:span text:style-name="T1">Web 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7" draw:id="id7" draw:layer="layout" svg:width="3.05cm" svg:height="1.85cm" svg:x="25.2cm" svg:y="9.5cm">
          <text:p text:style-name="P5"><text:span text:style-name="T1">Web </text:span></text:p>
          <text:p text:style-name="P5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" draw:id="id1" draw:layer="layout" svg:width="6.35cm" svg:height="0.95cm" svg:x="15.75cm" svg:y="5.65cm">
          <text:p text:style-name="P10"><text:span text:style-name="T1">@playwright/test { Page }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22.1cm" svg:y1="6.125cm" svg:x2="25.15cm" svg:y2="3.6cm" draw:start-shape="id1" draw:start-glue-point="1" draw:end-shape="id2" draw:end-glue-point="3" svg:d="M22100 6125l3050-2525" svg:viewBox="0 0 3051 2526">
          <text:p/>
        </draw:connector>
        <draw:connector draw:style-name="gr10" draw:text-style-name="P1" draw:layer="layout" draw:type="line" svg:x1="14.45cm" svg:y1="5.6cm" svg:x2="15.75cm" svg:y2="6.125cm" draw:start-shape="id3" draw:start-glue-point="1" draw:end-shape="id1" svg:d="M14450 5600l1300 525" svg:viewBox="0 0 1301 526">
          <text:p/>
        </draw:connector>
        <draw:connector draw:style-name="gr11" draw:text-style-name="P1" draw:layer="layout" draw:type="line" svg:x1="10.25cm" svg:y1="5.6cm" svg:x2="11.4cm" svg:y2="5.6cm" draw:start-shape="id4" draw:start-glue-point="1" draw:end-shape="id3" draw:end-glue-point="3" svg:d="M10250 5600h1150" svg:viewBox="0 0 1151 1">
          <text:p/>
        </draw:connector>
        <draw:custom-shape draw:style-name="gr3" draw:text-style-name="P6" xml:id="id11" draw:id="id11" draw:layer="layout" svg:width="3.05cm" svg:height="2.2cm" svg:x="16.2cm" svg:y="2.3cm">
          <text:p text:style-name="P5"><text:span text:style-name="T1">Helper object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cm" svg:y1="9.575cm" svg:x2="15.85cm" svg:y2="10.425cm" draw:start-shape="id5" draw:start-glue-point="1" draw:end-shape="id6" draw:end-glue-point="3" svg:d="M14000 9575l1850 850" svg:viewBox="0 0 1851 851">
          <text:p/>
        </draw:connector>
        <draw:connector draw:style-name="gr13" draw:text-style-name="P1" draw:layer="layout" draw:type="line" svg:x1="22.1cm" svg:y1="10.425cm" svg:x2="25.2cm" svg:y2="10.425cm" draw:start-shape="id6" draw:start-glue-point="1" draw:end-shape="id7" draw:end-glue-point="3" svg:d="M22100 10425h3100" svg:viewBox="0 0 3101 1">
          <text:p/>
        </draw:connector>
        <draw:custom-shape draw:style-name="gr14" draw:text-style-name="P12" xml:id="id8" draw:id="id8" draw:layer="layout" svg:width="6.25cm" svg:height="0.95cm" svg:x="15.75cm" svg:y="12cm">
          <text:p text:style-name="P7"><text:span text:style-name="T1">@playwright/test { expect }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4cm" svg:y1="9.575cm" svg:x2="15.75cm" svg:y2="12.475cm" draw:start-shape="id5" draw:start-glue-point="1" draw:end-shape="id8" svg:d="M14000 9575l1750 2900" svg:viewBox="0 0 1751 2901">
          <text:p/>
        </draw:connector>
        <draw:custom-shape draw:style-name="gr16" draw:text-style-name="P9" xml:id="id9" draw:id="id9" draw:layer="layout" svg:width="3.05cm" svg:height="1.45cm" svg:x="25.2cm" svg:y="11.75cm">
          <text:p text:style-name="P5"><text:span text:style-name="T1">Test report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22cm" svg:y1="12.475cm" svg:x2="25.2cm" svg:y2="12.475cm" draw:start-shape="id8" draw:start-glue-point="1" draw:end-shape="id9" draw:end-glue-point="3" svg:d="M22000 12475h3200" svg:viewBox="0 0 3201 1">
          <text:p/>
        </draw:connector>
        <draw:custom-shape draw:style-name="gr18" draw:text-style-name="P12" xml:id="id5" draw:id="id5" draw:layer="layout" svg:width="6.25cm" svg:height="0.95cm" svg:x="7.75cm" svg:y="9.1cm">
          <text:p text:style-name="P7"><text:span text:style-name="T1">@playwright/test { test }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6.075cm" svg:y1="8.2cm" svg:x2="7.75cm" svg:y2="9.575cm" draw:start-shape="id4" draw:start-glue-point="2" draw:end-shape="id5" draw:end-glue-point="3" svg:d="M6075 8200l1675 1375" svg:viewBox="0 0 1676 1376">
          <text:p/>
        </draw:connector>
        <draw:connector draw:style-name="gr20" draw:text-style-name="P1" draw:layer="layout" draw:type="line" svg:x1="10.875cm" svg:y1="10.05cm" svg:x2="10.9cm" svg:y2="11.6cm" draw:start-shape="id5" draw:start-glue-point="2" draw:end-shape="id10" draw:end-glue-point="0" svg:d="M10875 10050l25 1550" svg:viewBox="0 0 26 1551">
          <text:p/>
        </draw:connector>
        <draw:connector draw:style-name="gr21" draw:text-style-name="P1" draw:layer="layout" draw:type="line" svg:x1="12.925cm" svg:y1="4.5cm" svg:x2="16.2cm" svg:y2="3.4cm" draw:start-shape="id3" draw:start-glue-point="0" draw:end-shape="id11" draw:end-glue-point="3" svg:d="M12925 4500l3275-1100" svg:viewBox="0 0 3276 1101">
          <text:p/>
        </draw:connector>
        <draw:custom-shape draw:style-name="gr22" draw:text-style-name="P9" xml:id="id12" draw:id="id12" draw:layer="layout" svg:width="3cm" svg:height="1.4cm" svg:x="25.25cm" svg:y="5.95cm">
          <text:p text:style-name="P5"><text:span text:style-name="T1">Mocks</text:span></text:p>
          <draw:enhanced-geometry svg:viewBox="0 0 21600 21600" draw:type="rectangle" draw:enhanced-path="M 0 0 L 21600 0 21600 21600 0 21600 0 0 Z N"/>
        </draw:custom-shape>
        <draw:connector draw:style-name="gr23" draw:text-style-name="P14" draw:layer="layout" draw:type="line" svg:x1="14cm" svg:y1="9.575cm" svg:x2="25.25cm" svg:y2="6.65cm" draw:start-shape="id5" draw:start-glue-point="1" draw:end-shape="id12" draw:end-glue-point="3" svg:d="M14000 9575l11250-2925" svg:viewBox="0 0 11251 2926">
          <text:p text:style-name="P13"><text:span text:style-name="T3">setup()</text:span></text:p>
          <text:p text:style-name="P13"><text:span text:style-name="T3"/></text:p>
        </draw:connector>
        <draw:connector draw:style-name="gr24" draw:text-style-name="P1" draw:layer="layout" draw:type="line" svg:x1="26.725cm" svg:y1="9.5cm" svg:x2="26.75cm" svg:y2="7.35cm" draw:start-shape="id7" draw:start-glue-point="0" draw:end-shape="id12" draw:end-glue-point="2" svg:d="M26725 9500l25-2150" svg:viewBox="0 0 26 2151">
          <text:p/>
        </draw:connector>
        <draw:connector draw:style-name="gr25" draw:text-style-name="P1" draw:layer="layout" draw:type="line" svg:x1="26.675cm" svg:y1="4.7cm" svg:x2="26.75cm" svg:y2="5.95cm" draw:start-shape="id2" draw:start-glue-point="2" draw:end-shape="id12" draw:end-glue-point="0" svg:d="M26675 4700l75 1250" svg:viewBox="0 0 76 1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23:49:13.025093500</meta:creation-date>
    <dc:date>2025-08-18T18:57:25.418496918</dc:date>
    <meta:editing-duration>PT40M36S</meta:editing-duration>
    <meta:editing-cycles>8</meta:editing-cycles>
    <meta:generator>LibreOffice/24.2.7.2$Linux_X86_64 LibreOffice_project/420$Build-2</meta:generator>
    <meta:document-statistic meta:object-count="26"/>
  </office:meta>
</office:document-meta>
</file>